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fr</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fr</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fr</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fr</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fr</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fr</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fr</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fr</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fr</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fr</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fr</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fr</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fr</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fr</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fr</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fr</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fr</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fr</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fr</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fr</text:p>
          </table:table-cell>
          <table:table-cell office:value-type="string">
            <text:p>Compléments utiles pour %PRODUCTNAME, notamment un choix de Galeries, Modèles, Documents exemples et 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fr</text:p>
          </table:table-cell>
          <table:table-cell office:value-type="string">
            <text:p>Galer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fr</text:p>
          </table:table-cell>
          <table:table-cell office:value-type="string">
            <text:p>La Gallerie %PRODUCTNAME contient plus de 2900 éléments dans diverses catég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fr</text:p>
          </table:table-cell>
          <table:table-cell office:value-type="string">
            <text:p>Modèl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fr</text:p>
          </table:table-cell>
          <table:table-cell office:value-type="string">
            <text:p>Créez des documents professionnels en quelques secondes grâce aux modèles fourni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fr</text:p>
          </table:table-cell>
          <table:table-cell office:value-type="string">
            <text:p>Exemples d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fr</text:p>
          </table:table-cell>
          <table:table-cell office:value-type="string">
            <text:p>Les exemples de documents sont idéaux pour l'apprentissag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fr</text:p>
          </table:table-cell>
          <table:table-cell office:value-type="string">
            <text:p>Modes d'emplo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fr</text:p>
          </table:table-cell>
          <table:table-cell office:value-type="string">
            <text:p>Modes d'emploi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fr</text:p>
          </table:table-cell>
          <table:table-cell office:value-type="string">
            <text:p>Publicité.</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fr</text:p>
          </table:table-cell>
          <table:table-cell office:value-type="string">
            <text:p>Elements pour la promotion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fr</text:p>
          </table:table-cell>
          <table:table-cell office:value-type="string">
            <text:p>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fr</text:p>
          </table:table-cell>
          <table:table-cell office:value-type="string">
            <text:p>Polices de caractère supplémentaires pour %PRODUCTNAME et autres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fr</text:p>
          </table:table-cell>
          <table:table-cell office:value-type="string">
            <text:p>Importatio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fr</text:p>
          </table:table-cell>
          <table:table-cell office:value-type="string">
            <text:p>Supporte l'importatio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Mode d'emploi</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fr</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fr</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fr</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fr</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fr</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fr</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fr</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fr</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fr</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fr</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fr</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fr</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fr</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fr</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fr</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fr</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fr</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fr</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fr</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fr</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fr</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fr</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fr</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fr</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fr</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fr</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fr</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fr</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fr</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fr</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fr</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fr</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fr</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fr</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fr</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fr</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fr</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4:41</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6T08:24:41</dc:date>
    <meta:editing-cycles>3</meta:editing-cycles>
    <meta:editing-duration>PT7M5S</meta:editing-duration>
    <meta:user-defined meta:name="Info 1"/>
    <meta:user-defined meta:name="Info 2"/>
    <meta:user-defined meta:name="Info 3"/>
    <meta:user-defined meta:name="Info 4"/>
    <meta:document-statistic meta:table-count="1" meta:cell-count="1636"/>
  </office:meta>
</office:document-meta>
</file>